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untJudy" svg:font-family="AuntJudy" style:font-pitch="variable"/>
    <style:font-face style:name="WindsorDemi.fog" svg:font-family="WindsorDemi.fo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WindsorDemi.fog"/>
    </style:style>
    <style:style style:name="P2" style:family="paragraph" style:parent-style-name="Frame_20_contents">
      <style:paragraph-properties fo:line-height="150%"/>
      <style:text-properties style:font-name="WindsorDemi.fog"/>
    </style:style>
    <style:style style:name="P3" style:family="paragraph" style:parent-style-name="Frame_20_contents">
      <style:paragraph-properties fo:line-height="150%" fo:text-align="center" style:justify-single-word="false"/>
      <style:text-properties style:font-name="WindsorDemi.fog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line-height="200%"/>
      <style:text-properties style:font-name="WindsorDemi.fog" fo:font-size="8pt" style:font-size-asian="8pt" style:font-size-complex="8pt"/>
    </style:style>
    <style:style style:name="P5" style:family="paragraph" style:parent-style-name="Frame_20_contents">
      <style:paragraph-properties fo:line-height="100%"/>
      <style:text-properties style:font-name="WindsorDemi.fog" fo:font-size="8pt" style:font-size-asian="8pt" style:font-size-complex="8pt"/>
    </style:style>
    <style:style style:name="P6" style:family="paragraph" style:parent-style-name="Frame_20_contents">
      <style:paragraph-properties fo:line-height="200%"/>
      <style:text-properties style:font-name="WindsorDemi.fog" fo:font-size="20pt" style:font-size-asian="20pt" style:font-size-complex="20pt"/>
    </style:style>
    <style:style style:name="P7" style:family="paragraph" style:parent-style-name="Frame_20_contents">
      <style:text-properties style:font-name="WindsorDemi.fog" style:text-underline-style="solid" style:text-underline-width="auto" style:text-underline-color="font-color"/>
    </style:style>
    <style:style style:name="P8" style:family="paragraph" style:parent-style-name="Frame_20_contents">
      <style:text-properties style:font-name="WindsorDemi.fog"/>
    </style:style>
    <style:style style:name="P9" style:family="paragraph" style:parent-style-name="Frame_20_contents">
      <style:text-properties style:font-name="WindsorDemi.fog" style:text-underline-style="solid" style:text-underline-width="auto" style:text-und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untJudy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0.8in" svg:y="2.622in" svg:width="4.5516in" style:rel-width="65%" svg:height="2.5346in" fo:min-height="26%" draw:z-index="0">
        <draw:text-box>
          <text:p text:style-name="P1"><text:span text:style-name="T4">Max Vitality:</text:span><text:span text:style-name="T3"><text:tab/><text:tab/><text:tab/></text:span><text:span text:style-name="T4">Max Wounds:</text:span></text:p>
          <text:p text:style-name="P7">Curr. Vitality:<text:span text:style-name="T3"><text:tab/><text:tab/><text:tab/></text:span>Curr. Wounds: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><text:tab/><text:tab/><text:tab/><text:tab/><text:tab/></text:span>Armor Class:</text:p>
        </draw:text-box>
      </draw:frame>
      <draw:frame draw:style-name="fr2" draw:name="Frame1" text:anchor-type="page" text:anchor-page-number="1" svg:x="5.4402in" svg:y="2.611in" svg:width="2.3543in" style:rel-width="33%" svg:height="2.5756in" fo:min-height="27%" draw:z-index="2">
        <draw:text-box>
          <text:p text:style-name="P3">Ability Score &gt; Ability Modifier</text:p>
          <text:p text:style-name="P2">Strength<text:tab/> <text:s/>[<text:tab/>] &gt; (<text:tab/> )</text:p>
          <text:p text:style-name="P2">Dexterity<text:tab/> <text:s/>[<text:tab/>] &gt; (<text:tab/> )</text:p>
          <text:p text:style-name="P2">Constitution <text:s/>[<text:tab/>] &gt; (<text:tab/> )</text:p>
          <text:p text:style-name="P2">Intelligence<text:tab/> <text:s/>[<text:tab/>] &gt; (<text:tab/> )</text:p>
          <text:p text:style-name="P2">Wisdom<text:tab/> <text:s/>[<text:tab/>] &gt; (<text:tab/> )</text:p>
          <text:p text:style-name="P2">Charisma<text:tab/> <text:s/>[<text:tab/>] &gt; (<text:tab/> )</text:p>
        </draw:text-box>
      </draw:frame>
      <draw:frame draw:style-name="fr2" draw:name="Frame4" text:anchor-type="page" text:anchor-page-number="1" svg:x="0.7902in" svg:y="5.2472in" svg:width="6.9346in" draw:z-index="3">
        <draw:text-box fo:min-height="4.9126in">
          <text:p text:style-name="P7">Quick Access Equipment:<text:span text:style-name="T3"><text:tab/><text:tab/><text:tab/><text:tab/></text:span><text:span text:style-name="T5">Proficiencies:</text:span></text:p>
          <text:p text:style-name="P5">In Hands Slots:</text:p>
          <text:p text:style-name="P5"><text:span text:style-name="T2">Left</text:span><text:tab/><text:tab/><text:tab/><text:span text:style-name="T2">Right</text:span></text:p>
          <text:p text:style-name="P5"><text:s text:c="27"/><text:span text:style-name="T1">/</text:span></text:p>
          <text:p text:style-name="P5">Attacks::<text:tab/><text:tab/><text:tab/><text:tab/><text:tab/><text:tab/><text:tab/><text:tab/></text:p>
          <text:p text:style-name="P6"><text:tab/><text:tab/><text:tab/><text:tab/><text:tab/><text:tab/><text:tab/><text:tab/><text:span text:style-name="T6">Features &amp; Traits:</text:span></text:p>
          <text:p text:style-name="P6"><text:tab/><text:tab/><text:tab/><text:tab/><text:tab/><text:tab/><text:tab/><text:tab/></text:p>
          <text:p text:style-name="P4">Armor Worn Slot:<text:tab/><text:tab/><text:tab/><text:tab/><text:tab/><text:tab/><text:tab/></text:p>
          <text:p text:style-name="P4"/>
          <text:p text:style-name="P4">Across Back Slots:</text:p>
          <text:p text:style-name="P4"><text:span text:style-name="T2">Medium</text:span><text:tab/><text:tab/><text:span text:style-name="T2">Small</text:span></text:p>
          <text:p text:style-name="P4"><text:s text:c="27"/><text:span text:style-name="T1">/</text:span></text:p>
        </draw:text-box>
      </draw:frame>
      <text:p text:style-name="Standard"><draw:frame draw:style-name="fr3" draw:name="Frame2" text:anchor-type="paragraph" svg:x="0.0161in" svg:y="0.011in" svg:width="6.9319in" style:rel-width="100%" svg:height="1.8846in" fo:min-height="19%" draw:z-index="1"><draw:text-box><text:p text:style-name="P1"><text:span text:style-name="T4">Name:</text:span><text:tab/><text:tab/><text:tab/><text:tab/><text:tab/><text:tab/><text:tab/><text:tab/><text:span text:style-name="T4">Player:</text:span></text:p><text:p text:style-name="P1"/><text:p text:style-name="P1"><text:span text:style-name="T4">Class Levels:</text:span><text:tab/><text:tab/><text:tab/><text:tab/><text:tab/><text:tab/><text:span text:style-name="T4">XP Total:</text:span></text:p><text:p text:style-name="P1"/><text:p text:style-name="P1"><text:span text:style-name="T4">Heritage:</text:span><text:tab/><text:tab/><text:tab/><text:tab/><text:tab/><text:tab/><text:tab/><text:span text:style-name="T4">Size:</text:span><text:tab/><text:tab/><text:tab/><text:tab/>(<text:tab/> <text:s text:c="3"/>)</text:p><text:p text:style-name="P1"><text:span text:style-name="T4">Culture:</text:span><text:tab/><text:tab/><text:tab/><text:tab/><text:tab/><text:tab/><text:tab/><text:span text:style-name="T4">Age: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untJudy" svg:font-family="AuntJudy" style:font-pitch="variable"/>
    <style:font-face style:name="WindsorDemi.fog" svg:font-family="WindsorDemi.fo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12T21:21:14.67</meta:creation-date>
    <dc:date>2022-08-16T21:18:07.27</dc:date>
    <meta:editing-duration>PT30M57S</meta:editing-duration>
    <meta:editing-cycles>3</meta:editing-cycles>
    <meta:generator>OpenOffice/4.1.12$Win32 OpenOffice.org_project/4112m1$Build-9809</meta:generator>
    <meta:document-statistic meta:table-count="0" meta:image-count="0" meta:object-count="0" meta:page-count="1" meta:paragraph-count="25" meta:word-count="86" meta:character-count="567"/>
  </office:meta>
</office:document-meta>
</file>